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c139d" officeooo:paragraph-rsid="002c139d" style:font-size-asian="16pt" style:font-size-complex="16pt"/>
    </style:style>
    <style:style style:name="T1" style:family="text">
      <style:text-properties fo:font-style="italic" officeooo:rsid="00306ba6" style:font-style-asian="italic" style:font-style-complex="italic"/>
    </style:style>
    <style:style style:name="T2" style:family="text">
      <style:text-properties officeooo:rsid="002edcd3"/>
    </style:style>
    <style:style style:name="T3" style:family="text">
      <style:text-properties officeooo:rsid="00306ba6"/>
    </style:style>
    <style:style style:name="T4" style:family="text">
      <style:text-properties officeooo:rsid="0031414a"/>
    </style:style>
    <style:style style:name="T5" style:family="text">
      <style:text-properties officeooo:rsid="003371ed"/>
    </style:style>
    <style:style style:name="T6" style:family="text">
      <style:text-properties officeooo:rsid="00340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ince taking up photography as a hobby in 2016, it has been an interesting journey and a steep learning curve. Along the way I have realised that there are no rules. Each photographer simply needs to develop their own style. </text:span><text:span text:style-name="T3">That style will also change over time. To me, photography is now about trying to create an image that combines art, </text:span><text:span text:style-name="T6">atmosphere</text:span><text:span text:style-name="T3"> and soul. </text:span><text:span text:style-name="T5">I also try to embrace the concept of wabi sabi, finding beauty in imperfection.</text:span></text:p>
      <text:p text:style-name="P1"/>
      <text:p text:style-name="P1">My <text:span text:style-name="T1">Vistas</text:span> project <text:span text:style-name="T4">brings together views taken on photographic trip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5-02-23T14:21:21.948102905</meta:print-date>
    <meta:printed-by>PDF files</meta:printed-by>
    <dc:date>2025-02-25T14:50:15.433040741</dc:date>
    <meta:editing-duration>PT1H55M55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88" meta:character-count="509" meta:non-whitespace-character-count="423"/>
  </office:meta>
</office:document-meta>
</file>